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191d1"/>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Customize Error Pages</text:p>
      <text:p text:style-name="Standard"/>
      <text:p text:style-name="Standard"/>
      <text:p text:style-name="Standard"><text:s text:c="4"/><text:tab/>=&gt;In Symfony applications, all errors are treated as exceptions, no matter if they are a 404 <text:tab/>Not Found error or a fatal error triggered by throwing some exception in your code.</text:p>
      <text:p text:style-name="Standard"/>
      <text:p text:style-name="Standard"><text:s text:c="3"/><text:tab/> =&gt; Symfony catches all the exceptions and displays a special exception page with lots of <text:tab/>debug information to help you discover the root problem:</text:p>
      <text:p text:style-name="Standard"/>
      <text:p text:style-name="Standard"/>
      <text:p text:style-name="Standard"><text:s text:c="2"/><text:tab/> <text:s/>=&gt;Since these pages contain a lot of sensitive internal information, Symfony won't display <text:tab/>them in the production environment. Instead, it'll show a minimal and generic error page:</text:p>
      <text:p text:style-name="Standard"/>
      <text:p text:style-name="Standard"><text:s text:c="2"/><text:tab/> <text:s/>=&gt;Error pages for the production environment can be customized in different ways <text:tab/>depending on your needs:</text:p>
      <text:p text:style-name="Standard"/>
      <text:p text:style-name="Standard"><text:s text:c="12"/>=&gt;If you only want to change the contents and styles of the error pages to match the rest of y<text:tab/>our application, override the default error templates;</text:p>
      <text:p text:style-name="Standard"/>
      <text:p text:style-name="Standard"><text:s text:c="12"/>=&gt;If you want to change the contents of non-HTML error output, create a new normalizer;</text:p>
      <text:p text:style-name="Standard"/>
      <text:p text:style-name="Standard"><text:s text:c="12"/>=&gt;If you also want to tweak the logic used by Symfony to generate error pages, override the <text:tab/>default error controller;</text:p>
      <text:p text:style-name="Standard"/>
      <text:p text:style-name="Standard"><text:s text:c="12"/>=&gt;If you need total control of exception handling to run your own logic use the <text:tab/>kernel.exception event.</text:p>
      <text:p text:style-name="Standard"/>
      <text:p text:style-name="Standard"/>
      <text:p text:style-name="Standard"><text:s text:c="4"/><text:span text:style-name="T1">=&gt;Overriding the Default Error Templates</text:span></text:p>
      <text:p text:style-name="Standard"/>
      <text:p text:style-name="Standard"><text:s text:c="12"/>=&gt;You can use the built-in Twig error renderer to override the default error templates. Both <text:tab/>the TwigBundle and TwigBridge need to be installed for this. Run this command to ensure <text:tab/>both are installed:</text:p>
      <text:p text:style-name="Standard"/>
      <text:p text:style-name="Standard"/>
      <text:p text:style-name="Standard"><text:s text:c="16"/><text:span text:style-name="T1">=&gt;composer require symfony/twig-pack</text:span></text:p>
      <text:p text:style-name="Standard"/>
      <text:p text:style-name="Standard"><text:s text:c="12"/>=&gt;When the error page loads, TwigErrorRenderer is used to render a Twig template to show <text:tab/>the user.</text:p>
      <text:p text:style-name="Standard"/>
      <text:p text:style-name="Standard"><text:s text:c="16"/>=&gt;Look for a template for the given status code (like error500.html.twig);</text:p>
      <text:p text:style-name="P2"><text:s text:c="16"/>=&gt;If the previous template doesn't exist, discard the status code and look for a generic <text:tab/></text:p>
      <text:p text:style-name="P2"><text:tab/>error template (error.html.twi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16"/>FIle path</text:p>
      <text:p text:style-name="Standard"/>
      <text:p text:style-name="Standard"><text:s text:c="18"/><text:span text:style-name="T1"><text:s text:c="2"/>templates/</text:span></text:p>
      <text:p text:style-name="P1"><text:s text:c="20"/>└─ bundles/</text:p>
      <text:p text:style-name="P1"><text:s text:c="20"/>└─ TwigBundle/</text:p>
      <text:p text:style-name="P1"><text:s text:c="24"/>└─ Exception/</text:p>
      <text:p text:style-name="P1"><text:s text:c="28"/>├─ error404.html.twig</text:p>
      <text:p text:style-name="P1"><text:s text:c="28"/>├─ error403.html.twig</text:p>
      <text:p text:style-name="P1"><text:s text:c="28"/>└─ error.html.twig <text:s text:c="5"/># All other HTML errors (including 500</text:p>
      <text:p text:style-name="P1"/>
      <text:p text:style-name="Standard"><text:s text:c="6"/><text:span text:style-name="T1"><text:s/>=&gt;Example 404 Error Template</text:span></text:p>
      <text:p text:style-name="Standard"/>
      <text:p text:style-name="Standard"><text:s text:c="12"/>=&gt;To override the 404 error template for HTML pages, create a new error404.html.twig <text:tab/>template located at templates/bundles/TwigBundle/Exception/:</text:p>
      <text:p text:style-name="Standard"/>
      <text:p text:style-name="Standard"/>
      <text:p text:style-name="Standard"><text:s text:c="12"/>{<text:span text:style-name="T1"># templates/bundles/TwigBundle/Exception/error404.html.twig #}</text:span></text:p>
      <text:p text:style-name="P1"><text:s text:c="16"/>{% extends 'base.html.twig' %}</text:p>
      <text:p text:style-name="P1"/>
      <text:p text:style-name="P1"><text:s text:c="16"/>{% block body %}</text:p>
      <text:p text:style-name="P1"><text:s text:c="20"/>&lt;h1&gt;Page not found&lt;/h1&gt;</text:p>
      <text:p text:style-name="P1"/>
      <text:p text:style-name="P1"><text:s text:c="20"/>&lt;p&gt;</text:p>
      <text:p text:style-name="P1"><text:s text:c="24"/>The requested page couldn't be located. Checkout for any URL</text:p>
      <text:p text:style-name="P1"><text:s text:c="24"/>misspelling or &lt;a href="{{ path('homepage') }}"&gt;return to the homepage&lt;/a&gt;.</text:p>
      <text:p text:style-name="P1"><text:s text:c="20"/>&lt;/p&gt;</text:p>
      <text:p text:style-name="P1"><text:s text:c="16"/>{% endblock %}</text:p>
      <text:p text:style-name="Standard"/>
      <text:p text:style-name="Standard"><text:s text:c="11"/>=&gt;In case you need them, the TwigErrorRenderer passes some information to the error <text:tab/>template via the status_code and status_text variables that store the HTTP status code and <text:tab/>message respectively.</text:p>
      <text:p text:style-name="Standard"/>
      <text:p text:style-name="Standard"/>
      <text:p text:style-name="Standard"><text:s text:c="3"/><text:span text:style-name="T1"><text:s text:c="5"/>=&gt;Security &amp; 404 Pages</text:span></text:p>
      <text:p text:style-name="Standard"/>
      <text:p text:style-name="Standard"><text:s text:c="12"/>=&gt;Due to the order of how routing and security are loaded, security information will not be available on your 404 pages. This means that it will appear as if your user is logged out on the 404 page (it will work while testing, but not on production).</text:p>
      <text:p text:style-name="Standard"/>
      <text:p text:style-name="Standard"/>
      <text:p text:style-name="Standard"/>
      <text:p text:style-name="Standard"><text:s text:c="5"/><text:span text:style-name="T1">=&gt;Testing Error Pages during Development</text:span></text:p>
      <text:p text:style-name="Standard"/>
      <text:p text:style-name="Standard"><text:s text:c="12"/>=&gt;While you're in the development environment, Symfony shows the big exception page <text:tab/>instead of your shiny new customized error page. So, how can you see what it looks like and <text:tab/>debug it?</text:p>
      <text:p text:style-name="Standard"/>
      <text:p text:style-name="Standard"><text:s text:c="12"/>=&gt;To use this feature, you need to load some special routes provided by FrameworkBundle <text:tab/>(if the application uses Symfony Flex they are loaded automatically when installing <text:tab/>symfony/framework-bundle):</text:p>
      <text:p text:style-name="Standard"><text:soft-page-break/></text:p>
      <text:p text:style-name="Standard"><text:s text:c="12"/><text:span text:style-name="T1">Example</text:span></text:p>
      <text:p text:style-name="Standard"/>
      <text:p text:style-name="Standard"><text:s text:c="12"/><text:span text:style-name="T1">when@dev:</text:span></text:p>
      <text:p text:style-name="P1"><text:s text:c="16"/>_errors:</text:p>
      <text:p text:style-name="P1"><text:s text:c="20"/>resource: '@FrameworkBundle/Resources/config/routing/errors.xml'</text:p>
      <text:p text:style-name="P1"><text:s text:c="20"/>prefix: <text:s text:c="2"/>/_error</text:p>
      <text:p text:style-name="Standard"/>
      <text:p text:style-name="Standard"><text:s text:c="6"/><text:span text:style-name="T1"><text:s text:c="2"/>=&gt;Overriding Error output for non-HTML formats</text:span></text:p>
      <text:p text:style-name="Standard"/>
      <text:p text:style-name="Standard"><text:s text:c="12"/>=&gt;To override non-HTML error output, the Serializer component needs to be installed.</text:p>
      <text:p text:style-name="Standard"/>
      <text:p text:style-name="Standard"><text:s text:c="16"/>c<text:span text:style-name="T1">omposer require symfony/serializer-pack</text:span></text:p>
      <text:p text:style-name="P1"/>
      <text:p text:style-name="Standard"><text:s text:c="4"/><text:span text:style-name="T1"><text:s text:c="4"/>=&gt;Overriding the Default ErrorController</text:span></text:p>
      <text:p text:style-name="Standard"/>
      <text:p text:style-name="Standard"><text:s text:c="16"/>=&gt;If you need a little more flexibility beyond just overriding the template, then you can <text:tab/>change the controller that renders the error page.</text:p>
      <text:p text:style-name="Standard"/>
      <text:p text:style-name="Standard"><text:s text:c="16"/>Example</text:p>
      <text:p text:style-name="Standard"><text:s text:c="20"/># config/packages/framework.yaml</text:p>
      <text:p text:style-name="Standard"><text:s text:c="20"/>framework:</text:p>
      <text:p text:style-name="Standard"><text:s text:c="24"/>error_controller: App\Controller\ErrorController::show</text:p>
      <text:p text:style-name="Standard"/>
      <text:p text:style-name="Standard"><text:s text:c="9"/><text:span text:style-name="T1">=&gt;Working with the kernel.exception Event</text:span></text:p>
      <text:p text:style-name="Standard"/>
      <text:p text:style-name="Standard"><text:s text:c="12"/><text:tab/>=&gt;When an exception is thrown, the HttpKernel class catches it and dispatches a <text:tab/>kernel.exception event.</text:p>
      <text:p text:style-name="Standard"/>
      <text:p text:style-name="Standard"><text:s text:c="11"/><text:tab/><text:tab/> =&gt;Writing your own event listener for the kernel.exception event allows you to have <text:tab/>a closer look at the exception and take different actions depending on it. Those actions might <text:tab/>include logging the exception, redirecting the user to another page or rendering specialized <text:tab/>error p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1:52:03.788041755</meta:creation-date>
    <dc:date>2023-02-15T11:57:34.640377359</dc:date>
    <meta:editing-duration>PT5M30S</meta:editing-duration>
    <meta:editing-cycles>4</meta:editing-cycles>
    <meta:generator>LibreOffice/7.3.7.2$Linux_X86_64 LibreOffice_project/30$Build-2</meta:generator>
    <meta:document-statistic meta:table-count="0" meta:image-count="0" meta:object-count="0" meta:page-count="3" meta:paragraph-count="58" meta:word-count="619" meta:character-count="5013" meta:non-whitespace-character-count="3590"/>
  </office:meta>
</office:document-meta>
</file>